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696969" draw:fill-gradient-name="Gradient_20_9" draw:opacity="100%" draw:opacity-name="" draw:fill-image-width="0cm" draw:fill-image-height="0cm" draw:textarea-horizontal-align="justify" draw:textarea-vertical-align="middle" draw:auto-grow-height="false" draw:shadow-offset-x="0.203cm" draw:shadow-offset-y="0.203cm" draw:shadow-opacity="10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464cm" svg:height="9.464cm" svg:x="1.618cm" svg:y="1.6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550.8738781294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696969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Bonnen</meta:initial-creator>
    <meta:creation-date>2013-06-16T18:47:34</meta:creation-date>
    <dc:date>2013-06-16T19:02:47</dc:date>
    <dc:creator>Paul Bonnen</dc:creator>
    <meta:editing-duration>PT1M55S</meta:editing-duration>
    <meta:editing-cycles>3</meta:editing-cycles>
    <meta:generator>LibreOffice/4.0.3.3$Linux_x86 LibreOffice_project/400m0$Build-3</meta:generator>
    <meta:document-statistic meta:object-count="1"/>
  </office:meta>
</office:document-meta>
</file>